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a61c" officeooo:paragraph-rsid="0011a61c"/>
    </style:style>
    <style:style style:name="P2" style:family="paragraph" style:parent-style-name="Standard">
      <style:text-properties officeooo:rsid="00132d6e" officeooo:paragraph-rsid="00132d6e"/>
    </style:style>
    <style:style style:name="P3" style:family="paragraph" style:parent-style-name="Standard">
      <style:text-properties fo:font-weight="bold" officeooo:rsid="00132d6e" officeooo:paragraph-rsid="00132d6e" style:font-weight-asian="bold" style:font-weight-complex="bold"/>
    </style:style>
    <style:style style:name="P4" style:family="paragraph" style:parent-style-name="Standard">
      <style:text-properties fo:font-weight="bold" officeooo:rsid="00152d14" officeooo:paragraph-rsid="00152d14" style:font-weight-asian="bold" style:font-weight-complex="bold"/>
    </style:style>
    <style:style style:name="P5" style:family="paragraph" style:parent-style-name="Standard">
      <style:text-properties fo:font-weight="normal" officeooo:rsid="00132d6e" officeooo:paragraph-rsid="00132d6e" style:font-weight-asian="normal" style:font-weight-complex="normal"/>
    </style:style>
    <style:style style:name="P6" style:family="paragraph" style:parent-style-name="Standard">
      <style:text-properties fo:font-weight="normal" officeooo:rsid="00152d14" officeooo:paragraph-rsid="00152d14" style:font-weight-asian="normal" style:font-weight-complex="normal"/>
    </style:style>
    <style:style style:name="P7" style:family="paragraph" style:parent-style-name="Standard">
      <style:text-properties fo:font-weight="normal" officeooo:rsid="00157ccd" officeooo:paragraph-rsid="00157ccd" style:font-weight-asian="normal" style:font-weight-complex="normal"/>
    </style:style>
    <style:style style:name="P8" style:family="paragraph" style:parent-style-name="Standard">
      <style:text-properties fo:font-weight="normal" officeooo:rsid="0017de65" officeooo:paragraph-rsid="0017de65" style:font-weight-asian="normal" style:font-weight-complex="normal"/>
    </style:style>
    <style:style style:name="P9" style:family="paragraph" style:parent-style-name="Standard">
      <style:text-properties fo:font-weight="normal" officeooo:rsid="00184b6c" officeooo:paragraph-rsid="00184b6c" style:font-weight-asian="normal" style:font-weight-complex="normal"/>
    </style:style>
    <style:style style:name="P10" style:family="paragraph" style:parent-style-name="Standard">
      <style:text-properties fo:font-weight="normal" officeooo:rsid="001a45ab" officeooo:paragraph-rsid="001a45ab" style:font-weight-asian="normal" style:font-weight-complex="normal"/>
    </style:style>
    <style:style style:name="T1" style:family="text">
      <style:text-properties officeooo:rsid="00132d6e"/>
    </style:style>
    <style:style style:name="T2" style:family="text">
      <style:text-properties fo:font-weight="bold" style:font-weight-asian="bold" style:font-weight-complex="bold"/>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16c42b" style:font-style-asian="normal" style:font-style-complex="normal"/>
    </style:style>
    <style:style style:name="T6" style:family="text">
      <style:text-properties fo:color="#000000" loext:opacity="100%" style:font-name="Cascadia Mono" fo:font-size="9.5pt" style:font-size-asian="9.5pt"/>
    </style:style>
    <style:style style:name="T7" style:family="text">
      <style:text-properties fo:color="#000000" loext:opacity="100%" style:font-name="Cascadia Mono" fo:font-size="9.5pt" fo:font-style="normal" style:text-underline-style="none" style:font-size-asian="9.5pt" style:font-style-asian="normal" style:font-style-complex="normal"/>
    </style:style>
    <style:style style:name="T8" style:family="text">
      <style:text-properties fo:color="#a31515" loext:opacity="100%" style:font-name="Cascadia Mono" fo:font-size="9.5pt" style:font-size-asian="9.5pt"/>
    </style:style>
    <style:style style:name="T9" style:family="text">
      <style:text-properties officeooo:rsid="001bd7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ECS 524 Unit 9 Assignment 1 <text:s text:c="16"/>Due Nov 1<text:span text:style-name="T9">4, 11pm</text:span> in Dropbox Unit 9 Assignment 1</text:p>
      <text:p text:style-name="P1"/>
      <text:p text:style-name="P1">Continuation of Unit 8 Assignment 2</text:p>
      <text:p text:style-name="P1"/>
      <text:p text:style-name="P1">We will add to SIL a very simple subroutine capability. <text:span text:style-name="T1">To do this we add four new instructions: GOSUB, RET, POP and PUSH.</text:span></text:p>
      <text:p text:style-name="P1"/>
      <text:p text:style-name="P2">The syntax of GOSUB is </text:p>
      <text:p text:style-name="P2"/>
      <text:p text:style-name="P3">GOSUB line_number</text:p>
      <text:p text:style-name="P3"/>
      <text:p text:style-name="P5">After GOSUB is executed, control flow transfers to the statement at line_number. If the line_number does not exist, issue this error: </text:p>
      <text:p text:style-name="P5"><text:span text:style-name="T2"/></text:p>
      <text:p text:style-name="P5"><text:span text:style-name="T2">Line number not found - ### </text:span></text:p>
      <text:p text:style-name="P5"><text:span text:style-name="T2"/></text:p>
      <text:p text:style-name="P5">where ### is the non-existent line_number. Control remains in the “subroutine” until a RET instruction is encountered. RET causes execution control to return to the statement after the GOSUB. GOSUB call my be nested, theoretically infinitely, but for practical purposes we will limit the nested calls to 256 deep.</text:p>
      <text:p text:style-name="P5"/>
      <text:p text:style-name="P5">The syntax of RET is</text:p>
      <text:p text:style-name="P5"/>
      <text:p text:style-name="P5"><text:span text:style-name="T2">RET</text:span> </text:p>
      <text:p text:style-name="P5"/>
      <text:p text:style-name="P6">RET returns control to the statement following the last GOSUB. Clearly since there can be nested calls, a data structure dedicated to tracking the calls is required. Remember back in your second programming class you learned abouts stacks. This is perfect chance to use them.</text:p>
      <text:p text:style-name="P6"/>
      <text:p text:style-name="P6">Speaking of stacks, POP and PUSH while require a stack, too. We shall limit this stack to integers. The syntax for PUSH is</text:p>
      <text:p text:style-name="P6"/>
      <text:p text:style-name="P4">PUSH int</text:p>
      <text:p text:style-name="P6"/>
      <text:p text:style-name="P6">where int is an integer <text:span text:style-name="T3">expression. </text:span><text:span text:style-name="T4">The value resulting from the expression is then placed at the top of the integer stack.</text:span></text:p>
      <text:p text:style-name="P6"><text:span text:style-name="T4"/></text:p>
      <text:p text:style-name="P6"><text:span text:style-name="T4">POP is </text:span></text:p>
      <text:p text:style-name="P6"><text:span text:style-name="T4"/></text:p>
      <text:p text:style-name="P4"><text:span text:style-name="T4">POP ID</text:span></text:p>
      <text:p text:style-name="P6"><text:span text:style-name="T4"/></text:p>
      <text:p text:style-name="P6"><text:span text:style-name="T4"><text:s/>where ID is a declared integer variable.</text:span></text:p>
      <text:p text:style-name="P6"><text:span text:style-name="T4"/></text:p>
      <text:p text:style-name="P6"><text:span text:style-name="T4">Note: Declaring variables in a “subroutine” is not currently a good idea. After the first call to the subroutine, variables declared there will be errors. So SIL mimics COBOL and assembly language in declaring variables at the “top” of the program. We’ll fix this later. </text:span></text:p>
      <text:p text:style-name="P6"><text:span text:style-name="T4"/></text:p>
      <text:p text:style-name="P6"><text:span text:style-name="T4"/></text:p>
      <text:p text:style-name="P6"><text:span text:style-name="T4"/></text:p>
      <text:p text:style-name="P7"><text:soft-page-break/><text:span text:style-name="T4">Samples: </text:span><text:span text:style-name="T5">This is nested GOSUB</text:span></text:p>
      <text:p text:style-name="P7"><text:span text:style-name="T4"/></text:p>
      <text:p text:style-name="P7"><text:span text:style-name="T7">10 println </text:span><text:span text:style-name="T8">"line 10"</text:span></text:p>
      <text:p text:style-name="Standard"><text:span text:style-name="T6">20 gosub 200</text:span></text:p>
      <text:p text:style-name="Standard"><text:span text:style-name="T6">30 println </text:span><text:span text:style-name="T8">"line 30"</text:span></text:p>
      <text:p text:style-name="Standard"><text:span text:style-name="T6">40 end</text:span></text:p>
      <text:p text:style-name="Standard"><text:span text:style-name="T6">200 println </text:span><text:span text:style-name="T8">"in the sub"</text:span></text:p>
      <text:p text:style-name="Standard"><text:span text:style-name="T6">210 gosub 300</text:span></text:p>
      <text:p text:style-name="Standard"><text:span text:style-name="T6">220 println </text:span><text:span text:style-name="T8">"back from 300"</text:span></text:p>
      <text:p text:style-name="Standard"><text:span text:style-name="T6">230 ret</text:span></text:p>
      <text:p text:style-name="Standard"><text:span text:style-name="T6">300 println </text:span><text:span text:style-name="T8">"start of 300 sub"</text:span></text:p>
      <text:p text:style-name="Standard"><text:span text:style-name="T6">310 ret</text:span></text:p>
      <text:p text:style-name="P7"><text:span text:style-name="T6">320 end</text:span></text:p>
      <text:p text:style-name="P7"><text:span text:style-name="T7"/></text:p>
      <text:p text:style-name="P7"><text:span text:style-name="T7"/></text:p>
      <text:p text:style-name="P8"><text:span text:style-name="T7">Finding a series sum:</text:span></text:p>
      <text:p text:style-name="P8"><text:span text:style-name="T7">10 PRINTLN </text:span><text:span text:style-name="T8">"This program finds the sum of 1 to n where n is entered by the user"</text:span></text:p>
      <text:p text:style-name="Standard"><text:span text:style-name="T6">20 INTEGER N, SUM, I</text:span></text:p>
      <text:p text:style-name="Standard"><text:span text:style-name="T6">30 PRINT </text:span><text:span text:style-name="T8">"Enter n:"</text:span></text:p>
      <text:p text:style-name="Standard"><text:span text:style-name="T6">40 INPUT n</text:span></text:p>
      <text:p text:style-name="Standard"><text:span text:style-name="T6">50 GOSUB 100</text:span></text:p>
      <text:p text:style-name="Standard"><text:span text:style-name="T6">60 PRINT </text:span><text:span text:style-name="T8">"The sum of 1 to n is "</text:span></text:p>
      <text:p text:style-name="Standard"><text:span text:style-name="T6">65 PRINTLN SUM</text:span></text:p>
      <text:p text:style-name="Standard"><text:span text:style-name="T6">70 PRINT </text:span><text:span text:style-name="T8">"Enter 0 to quit, 1 to do another sum:"</text:span></text:p>
      <text:p text:style-name="Standard"><text:span text:style-name="T6">80 INPUT SUM</text:span></text:p>
      <text:p text:style-name="Standard"><text:span text:style-name="T6">90 IF SUM = 1 THEN GOTO 30</text:span></text:p>
      <text:p text:style-name="Standard"><text:span text:style-name="T6">95 END</text:span></text:p>
      <text:p text:style-name="Standard"><text:span text:style-name="T6">100 PRINTLN </text:span><text:span text:style-name="T8">"Finding the sum of 1 to "</text:span><text:span text:style-name="T6">, n</text:span></text:p>
      <text:p text:style-name="Standard"><text:span text:style-name="T6">105 LET SUM = 0</text:span></text:p>
      <text:p text:style-name="Standard"><text:span text:style-name="T6">110 LET I = 1</text:span></text:p>
      <text:p text:style-name="Standard"><text:span text:style-name="T6">120 IF I&gt;N THEN GOTO 160</text:span></text:p>
      <text:p text:style-name="Standard"><text:span text:style-name="T6">130 LET SUM = SUM + I</text:span></text:p>
      <text:p text:style-name="Standard"><text:span text:style-name="T6">140 LET I = I + 1</text:span></text:p>
      <text:p text:style-name="Standard"><text:span text:style-name="T6">150 GOTO 120</text:span></text:p>
      <text:p text:style-name="Standard"><text:span text:style-name="T6">160 RET</text:span></text:p>
      <text:p text:style-name="P8"><text:span text:style-name="T6">170 END</text:span></text:p>
      <text:p text:style-name="P8"><text:span text:style-name="T6"/></text:p>
      <text:p text:style-name="P8"><text:span text:style-name="T7"/></text:p>
      <text:p text:style-name="P9"><text:span text:style-name="T7">Notes:</text:span></text:p>
      <text:p text:style-name="P9"><text:span text:style-name="T7">1. Reused SUM as the event variable in line 80</text:span></text:p>
      <text:p text:style-name="P9"><text:span text:style-name="T7">2. The classic FORTRAN event controlled loop structure is used in lines 120-150 because SIL does not have a count-controlled loop.</text:span></text:p>
      <text:p text:style-name="P9"><text:span text:style-name="T7">3. RET should be a stand alone statement.</text:span></text:p>
      <text:p text:style-name="P9"><text:span text:style-name="T7"/></text:p>
      <text:p text:style-name="P9"><text:span text:style-name="T7">Example output from above:</text:span></text:p>
      <text:p text:style-name="P9"><text:span text:style-name="T7">This program finds the sum of 1 to n where n is entered by the user</text:span></text:p>
      <text:p text:style-name="P9"><text:span text:style-name="T7">Enter n:3</text:span></text:p>
      <text:p text:style-name="P9"><text:span text:style-name="T7">Finding the sum of 1 to 3</text:span></text:p>
      <text:p text:style-name="P9"><text:span text:style-name="T7">The sum of 1 to n is 6</text:span></text:p>
      <text:p text:style-name="P9"><text:span text:style-name="T7">Enter 0 to quit, 1 to do another sum:1</text:span></text:p>
      <text:p text:style-name="P9"><text:span text:style-name="T7">Enter n:4</text:span></text:p>
      <text:p text:style-name="P9"><text:span text:style-name="T7">Finding the sum of 1 to 4</text:span></text:p>
      <text:p text:style-name="P9"><text:span text:style-name="T7">The sum of 1 to n is 10</text:span></text:p>
      <text:p text:style-name="P9"><text:span text:style-name="T7">Enter 0 to quit, 1 to do another sum:1</text:span></text:p>
      <text:p text:style-name="P9"><text:span text:style-name="T7">Enter n:5</text:span></text:p>
      <text:p text:style-name="P9"><text:span text:style-name="T7">Finding the sum of 1 to 5</text:span></text:p>
      <text:p text:style-name="P9"><text:span text:style-name="T7">The sum of 1 to n is 15</text:span></text:p>
      <text:p text:style-name="P9"><text:span text:style-name="T7">Enter 0 to quit, 1 to do another sum:0</text:span></text:p>
      <text:p text:style-name="P9"><text:span text:style-name="T7"/></text:p>
      <text:p text:style-name="P9"><text:span text:style-name="T7"/></text:p>
      <text:p text:style-name="P9"><text:soft-page-break/><text:span text:style-name="T7">POP and PUSH example:</text:span></text:p>
      <text:p text:style-name="P9"><text:span text:style-name="T7">5 <text:s/>integer x, y</text:span></text:p>
      <text:p text:style-name="Standard"><text:span text:style-name="T6">10 println </text:span><text:span text:style-name="T8">"pop and push test"</text:span></text:p>
      <text:p text:style-name="Standard"><text:span text:style-name="T6">15 integer b</text:span></text:p>
      <text:p text:style-name="Standard"><text:span text:style-name="T6">18 let b = 23</text:span></text:p>
      <text:p text:style-name="Standard"><text:span text:style-name="T6">20 push <text:s/>50*3 + b</text:span></text:p>
      <text:p text:style-name="Standard"><text:span text:style-name="T6">30 integer a</text:span></text:p>
      <text:p text:style-name="Standard"><text:span text:style-name="T6">40 pop a</text:span></text:p>
      <text:p text:style-name="Standard"><text:span text:style-name="T6">50 println </text:span><text:span text:style-name="T8">"a="</text:span><text:span text:style-name="T6"> , a</text:span></text:p>
      <text:p text:style-name="Standard"><text:span text:style-name="T6">60 push a</text:span></text:p>
      <text:p text:style-name="Standard"><text:span text:style-name="T6">70 pop b</text:span></text:p>
      <text:p text:style-name="Standard"><text:span text:style-name="T6">80 println </text:span><text:span text:style-name="T8">"b="</text:span><text:span text:style-name="T6">,b</text:span></text:p>
      <text:p text:style-name="Standard"><text:span text:style-name="T6">90 <text:s/>push 5</text:span></text:p>
      <text:p text:style-name="Standard"><text:span text:style-name="T6">100 push 7</text:span></text:p>
      <text:p text:style-name="Standard"><text:span text:style-name="T6">110 gosub 200</text:span></text:p>
      <text:p text:style-name="Standard"><text:span text:style-name="T6">11 push 2</text:span></text:p>
      <text:p text:style-name="Standard"><text:span text:style-name="T6">12 push 4</text:span></text:p>
      <text:p text:style-name="Standard"><text:span text:style-name="T6">13 gosub 200</text:span></text:p>
      <text:p text:style-name="Standard"><text:span text:style-name="T6">120 end</text:span></text:p>
      <text:p text:style-name="Standard"><text:span text:style-name="T6">200 println </text:span><text:span text:style-name="T8">"in sub"</text:span></text:p>
      <text:p text:style-name="Standard"><text:span text:style-name="T6">210 pop y</text:span></text:p>
      <text:p text:style-name="Standard"><text:span text:style-name="T6">220 pop x</text:span></text:p>
      <text:p text:style-name="Standard"><text:span text:style-name="T6">230 println </text:span><text:span text:style-name="T8">"x+y="</text:span><text:span text:style-name="T6">, x+y</text:span></text:p>
      <text:p text:style-name="Standard"><text:span text:style-name="T6">240 ret</text:span></text:p>
      <text:p text:style-name="Standard"><text:span text:style-name="T6">250 end</text:span></text:p>
      <text:p text:style-name="P9"><text:span text:style-name="T7"/></text:p>
      <text:p text:style-name="P9"><text:span text:style-name="T7"/></text:p>
      <text:p text:style-name="P9"><text:span text:style-name="T7">Notes:</text:span></text:p>
      <text:p text:style-name="P9"><text:span text:style-name="T7">1. PUSH’s argument can be any integer expression</text:span></text:p>
      <text:p text:style-name="P9"><text:span text:style-name="T7">2. POP’s destination must be a variable</text:span></text:p>
      <text:p text:style-name="P9"><text:span text:style-name="T7">3. A “subroutine” should not declare variables (for now)</text:span></text:p>
      <text:p text:style-name="P10"><text:span text:style-name="T7">4. I updated PRINT and PRINTLN to do comma separate items. Ex. PRINTLN “a=”, a</text:span></text:p>
      <text:p text:style-name="P10"><text:span text:style-name="T7"><text:s text:c="3"/>You don’t have to but you should to make your SIL code clearer</text:span></text:p>
      <text:p text:style-name="P10"><text:span text:style-name="T7"/></text:p>
      <text:p text:style-name="P10"><text:span text:style-name="T7">Output from above:</text:span></text:p>
      <text:p text:style-name="P10"><text:span text:style-name="T7">pop and push test</text:span></text:p>
      <text:p text:style-name="P10"><text:span text:style-name="T7">a=173</text:span></text:p>
      <text:p text:style-name="P10"><text:span text:style-name="T7">b=173</text:span></text:p>
      <text:p text:style-name="P10"><text:span text:style-name="T7">in sub</text:span></text:p>
      <text:p text:style-name="P10"><text:span text:style-name="T7">x+y=12</text:span></text:p>
      <text:p text:style-name="P10"><text:span text:style-name="T7">in sub</text:span></text:p>
      <text:p text:style-name="P10"><text:span text:style-name="T7">x+y=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31T11:19:29.270000000</meta:creation-date>
    <dc:date>2022-10-31T12:41:15.044000000</dc:date>
    <meta:editing-duration>PT28M53S</meta:editing-duration>
    <meta:editing-cycles>4</meta:editing-cycles>
    <meta:generator>LibreOffice/7.3.5.2$Windows_X86_64 LibreOffice_project/184fe81b8c8c30d8b5082578aee2fed2ea847c01</meta:generator>
    <meta:document-statistic meta:table-count="0" meta:image-count="0" meta:object-count="0" meta:page-count="3" meta:paragraph-count="108" meta:word-count="737" meta:character-count="3586" meta:non-whitespace-character-count="2928"/>
  </office:meta>
</office:document-meta>
</file>